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 style:list-style-name="WW8Num1">
      <style:paragraph-properties fo:text-align="justify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owanie w Java – projekt.</text:p>
      <text:p text:style-name="P1"/>
      <text:p text:style-name="P1">Autor: Konrad Hemzaczek</text:p>
      <text:p text:style-name="P1"/>
      <text:p text:style-name="P1">Prowadzący mgr inż. Grzegorz Górecki</text:p>
      <text:p text:style-name="P1"/>
      <text:p text:style-name="P1"/>
      <text:p text:style-name="P1">Gra internetowa szachy oparta wzorcu MVC.</text:p>
      <text:p text:style-name="P1"/>
      <text:p text:style-name="P2">Harmonogram:</text:p>
      <text:list xml:id="list512377097985080713" text:style-name="WW8Num1">
        <text:list-item>
          <text:p text:style-name="P3">Stworzenie podstaw aplikacji klienckiej przy użyciu swing:</text:p>
          <text:list>
            <text:list-item>
              <text:p text:style-name="P3"><text:s/>Stworzenie klasy dziedziczącej z Jframe. //17.03.2015</text:p>
            </text:list-item>
            <text:list-item>
              <text:p text:style-name="P3"><text:s/>Implementacja przycisków menu głównego, oraz pól tekstowych do logowania z wykorzystaniem komponentów swing. //17.03.2015</text:p>
            </text:list-item>
            <text:list-item>
              <text:p text:style-name="P3"><text:s/>Pobieranie danych danych od użytkownika takich jak login i hasło. //24.03.2015</text:p>
            </text:list-item>
            <text:list-item>
              <text:p text:style-name="P3"><text:s/>Stworzenie elementów GUI odpowiedzialnych za obsługę aplikacji klienckiej //</text:p>
            </text:list-item>
            <text:list-item>
              <text:p text:style-name="P3"><text:s/>Stworzenie kontrolki odpowiedzialnej za szachownicę. // </text:p>
            </text:list-item>
          </text:list>
        </text:list-item>
        <text:list-item>
          <text:p text:style-name="P3">Własne, implementacja logiki gry:</text:p>
          <text:list>
            <text:list-item>
              <text:p text:style-name="P3"><text:s/>Wdrożenie do GUI klienta mechanizmu wyświetlającego szachownicę. //24.03.2015</text:p>
            </text:list-item>
            <text:list-item>
              <text:p text:style-name="P3"><text:s/>Stworzenie klasy definiującej ruchy, oraz zarządzanie obiektami na szachownicy, z której dziedziczyć będą mogły pionki, oraz poszczególne figury, // </text:p>
            </text:list-item>
            <text:list-item>
              <text:p text:style-name="P3"><text:s/>Implementacja ruchu obiektów na szachownicy, oraz sprawdzanie poprawności. // </text:p>
            </text:list-item>
            <text:list-item>
              <text:p text:style-name="P3"><text:s/>Sprawdzanie warunków podmiany pionu na figurę, oraz warunków do zakończenia gry.// </text:p>
            </text:list-item>
          </text:list>
        </text:list-item>
        <text:list-item>
          <text:p text:style-name="P3">Komunikacja sieciowa: sockety lub RMI:</text:p>
          <text:list>
            <text:list-item>
              <text:p text:style-name="P3"><text:s/>Stworzenie serwera gier.//</text:p>
              <text:list>
                <text:list-item>
                  <text:p text:style-name="P3">przygotowanie GUI klienta do komunikacji sieciowej. // 12.05.2015</text:p>
                </text:list-item>
              </text:list>
            </text:list-item>
            <text:list-item>
              <text:p text:style-name="P3"><text:s/>Obsługa klientów:</text:p>
              <text:list>
                <text:list-item>
                  <text:p text:style-name="P3">Mechanizm zapraszania do gier. // 26.05.2025</text:p>
                </text:list-item>
                <text:list-item>
                  <text:p text:style-name="P3">Implementacja mechanizmu logowania do serwera gier. // 12.05.2015</text:p>
                </text:list-item>
                <text:list-item>
                  <text:p text:style-name="P3">Skomunikowanie gry sieciowej. <text:s/>//26.05.2025</text:p>
                </text:list-item>
              </text:list>
            </text:list-item>
            <text:list-item>
              <text:p text:style-name="P3"><text:s/>Serwer reklam.</text:p>
            </text:list-item>
            <text:list-item>
              <text:p text:style-name="P3"><text:s/>Opcje społecznościowe:</text:p>
              <text:list>
                <text:list-item>
                  <text:p text:style-name="P3"><text:s/>czat. // 12.05.2015</text:p>
                </text:list-item>
                <text:list-item>
                  <text:p text:style-name="P3"><text:s/>lista znajomych.</text:p>
                </text:list-item>
              </text:list>
            </text:list-item>
          </text:list>
        </text:list-item>
        <text:list-item>
          <text:p text:style-name="P3">Pliki:</text:p>
          <text:list>
            <text:list-item>
              <text:p text:style-name="P3"><text:s/>Usprawnienie wyglądu GUI użytkownika za pomocą pobierania grafik z pliku. //24.03.2015</text:p>
            </text:list-item>
            <text:list-item>
              <text:p text:style-name="P3"><text:s/>Pobieranie plików będących reklamami.</text:p>
            </text:list-item>
            <text:list-item>
              <text:p text:style-name="P3"><text:s/>Zapis stanu gry lokalnej.</text:p>
            </text:list-item>
            <text:list-item>
              <text:p text:style-name="P3"><text:s/>Odczyt stanu gry lokalnej.</text:p>
            </text:list-item>
          </text:list>
        </text:list-item>
        <text:list-item>
          <text:p text:style-name="P3">Bazy Danych: JDBC dla: PostreSQL:</text:p>
          <text:list>
            <text:list-item>
              <text:p text:style-name="P3"><text:s/>Baza graczy zapisana w bazie danych SQL. //</text:p>
            </text:list-item>
            <text:list-item>
              <text:p text:style-name="P3"><text:s/>Statystyki rozgrywek zapisywane w bazie danych.</text:p>
            </text:list-item>
            <text:list-item>
              <text:p text:style-name="P3"><text:s/>Na życzenie użytkownika pobranie jego statystyk z bazy danych.</text:p>
            </text:list-item>
            <text:list-item>
              <text:p text:style-name="P3"><text:s/>Lista kontaktów przechowywana w bazie danych.</text:p>
            </text:list-item>
          </text:list>
        </text:list-item>
        <text:list-item>
          <text:p text:style-name="P3">Wątki:</text:p>
          <text:list>
            <text:list-item>
              <text:p text:style-name="P3"><text:s/>Obsługa GUI, oraz nasłuchiwania wprowadzania danych za pomocą wątków. //24.03.2015</text:p>
            </text:list-item>
            <text:list-item>
              <text:p text:style-name="P3"><text:s/>Wyświetlanie dodatkowych elementów na wątkach: okna dialogowe, dynamiczne listy graczy itp. //19.05.2015</text:p>
            </text:list-item>
            <text:list-item>
              <text:p text:style-name="P3"><text:s/>Obsługa logiki gry za pomocą wątków. // </text:p>
            </text:list-item>
            <text:list-item>
              <text:p text:style-name="P3"><text:soft-page-break/><text:s/>Obsługa opcji społecznościowych (czat) za pomocą wątków. // 19.05.2015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/>
    <style:style style:name="WW8Num1z1" style:family="text">
      <style:text-properties fo:font-size="10pt" style:font-size-asian="10pt" style:font-size-complex="10pt"/>
    </style:style>
    <style:style style:name="WW8Num1z2" style:family="text"/>
    <style:style style:name="WW8Num1z3" style:family="text">
      <style:text-properties style:font-name="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3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1M24S</meta:editing-duration>
    <meta:editing-cycles>44</meta:editing-cycles>
    <meta:generator>OpenOffice/4.1.1$Win32 OpenOffice.org_project/411m6$Build-9775</meta:generator>
    <dc:date>2015-05-26T08:32:23.90</dc:date>
    <meta:document-statistic meta:table-count="0" meta:image-count="0" meta:object-count="0" meta:page-count="2" meta:paragraph-count="42" meta:word-count="303" meta:character-count="2274"/>
    <meta:user-defined meta:name="Info 1"/>
    <meta:user-defined meta:name="Info 2"/>
    <meta:user-defined meta:name="Info 3"/>
    <meta:user-defined meta:name="Info 4"/>
  </office:meta>
</office:document-meta>
</file>